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85da" officeooo:paragraph-rsid="001b140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663f" officeooo:paragraph-rsid="001b140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6df1" officeooo:paragraph-rsid="001e6df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14240" officeooo:paragraph-rsid="0021424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308da" officeooo:paragraph-rsid="002308da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9663f" officeooo:paragraph-rsid="001885da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officeooo:rsid="001e6df1" officeooo:paragraph-rsid="001e6df1" style:font-size-asian="10.5pt" style:font-size-complex="12pt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officeooo:rsid="00214240" officeooo:paragraph-rsid="00214240" style:font-size-asian="10.5pt" style:font-size-complex="12pt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8" style:family="paragraph" style:parent-style-name="Standard" style:list-style-name="L12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9" style:family="paragraph" style:parent-style-name="Standard" style:list-style-name="L13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30" style:family="paragraph" style:parent-style-name="Standard" style:list-style-name="L14">
      <style:paragraph-properties fo:text-align="start" style:justify-single-word="false"/>
      <style:text-properties fo:font-size="12pt" officeooo:rsid="002308da" officeooo:paragraph-rsid="002308da" style:font-size-asian="10.5pt" style:font-size-complex="12pt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1b1409"/>
    </style:style>
    <style:style style:name="T1" style:family="text">
      <style:text-properties officeooo:rsid="0019663f"/>
    </style:style>
    <style:style style:name="T2" style:family="text">
      <style:text-properties officeooo:rsid="001b1409"/>
    </style:style>
    <style:style style:name="T3" style:family="text">
      <style:text-properties officeooo:rsid="00214240"/>
    </style:style>
    <style:style style:name="T4" style:family="text">
      <style:text-properties officeooo:rsid="002308da"/>
    </style:style>
    <style:style style:name="T5" style:family="text">
      <style:text-properties officeooo:rsid="00270d1c"/>
    </style:style>
    <style:style style:name="T6" style:family="text">
      <style:text-properties fo:font-size="12pt" officeooo:rsid="001b1409" style:font-size-asian="10.5pt" style:font-size-complex="12pt"/>
    </style:style>
    <style:style style:name="T7" style:family="text">
      <style:text-properties fo:font-size="12pt" officeooo:rsid="00270d1c" style:font-size-asian="10.5pt" style:font-size-complex="12pt"/>
    </style:style>
    <style:style style:name="T8" style:family="text">
      <style:text-properties officeooo:rsid="002806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oke Test do Sistema de Proposta de Alugueis</text:p>
      <text:p text:style-name="P1"/>
      <text:p text:style-name="P2">TESTE: Cadastro de <text:span text:style-name="T1">Conta</text:span></text:p>
      <text:p text:style-name="P2"/>
      <text:p text:style-name="P2">Objetivo: Cadastrar <text:span text:style-name="T1">conta</text:span> no sistema</text:p>
      <text:p text:style-name="P2">Resultado esperado: Cadastro d<text:span text:style-name="T1">e conta</text:span> feito com sucesso.</text:p>
      <text:list xml:id="list2979132472" text:style-name="L1">
        <text:list-header>
          <text:p text:style-name="P13"/>
        </text:list-header>
        <text:list-item>
          <text:p text:style-name="P13">Acessar página para fazer cadastro na plataforma.</text:p>
        </text:list-item>
        <text:list-item>
          <text:p text:style-name="P13">Inserir <text:span text:style-name="T1">o e-mail “</text:span><text:a xlink:type="simple" xlink:href="mailto:joao@joao.joao" text:style-name="Internet_20_link" text:visited-style-name="Visited_20_Internet_20_Link"><text:span text:style-name="T1">joao@joao.joao</text:span></text:a><text:span text:style-name="T1">” no campo de e-mail.</text:span></text:p>
        </text:list-item>
        <text:list-item>
          <text:p text:style-name="P14">Inserir a senha “123456789” no campo senha.</text:p>
        </text:list-item>
        <text:list-item>
          <text:p text:style-name="P15">Inserir o telefone “61998752045” no campo para telefone.</text:p>
        </text:list-item>
        <text:list-item>
          <text:p text:style-name="P15">Inserir o nome “João João da João” no campo usuário.</text:p>
        </text:list-item>
        <text:list-item>
          <text:p text:style-name="P15">Clicar no botão de fazer cadastro.</text:p>
        </text:list-item>
      </text:list>
      <text:p text:style-name="P4"/>
      <text:p text:style-name="P4">TESTE: <text:span text:style-name="T2">Descadastrar conta</text:span> </text:p>
      <text:p text:style-name="P4"/>
      <text:p text:style-name="P3">Objetivo: <text:span text:style-name="T2">Descadastrar conta no sistema</text:span></text:p>
      <text:p text:style-name="P3">Resultado esperado: <text:span text:style-name="T2">Descadastrar conta com sucesso.</text:span></text:p>
      <text:p text:style-name="P3"/>
      <text:list xml:id="list4171713783" text:style-name="L2">
        <text:list-item>
          <text:p text:style-name="P16">Com o usuário autenticado acessar a área do meu perfil</text:p>
        </text:list-item>
        <text:list-item>
          <text:p text:style-name="P16">Clicar no botão de descadastrar conta.</text:p>
        </text:list-item>
      </text:list>
      <text:p text:style-name="P6"/>
      <text:p text:style-name="P5">TESTE: <text:span text:style-name="T2">Editar conta</text:span> </text:p>
      <text:p text:style-name="P5"/>
      <text:p text:style-name="P3">Objetivo: <text:span text:style-name="T2">Editar conta cadastrada no sistema</text:span></text:p>
      <text:p text:style-name="P3">Resultado esperado: <text:span text:style-name="T2">Editar conta com sucesso.</text:span></text:p>
      <text:p text:style-name="P3"/>
      <text:list xml:id="list1453703736" text:style-name="L3">
        <text:list-item>
          <text:p text:style-name="P17">Com o usuário autenticado acessar a área do meu perfil.</text:p>
        </text:list-item>
        <text:list-item>
          <text:p text:style-name="P17">Clicar no botão de editar conta.</text:p>
        </text:list-item>
        <text:list-item>
          <text:p text:style-name="P17">Inserir o telefone “61992296936” no campo de telefone.</text:p>
        </text:list-item>
        <text:list-item>
          <text:p text:style-name="P17">Clicar no botão de salvar.</text:p>
        </text:list-item>
      </text:list>
      <text:p text:style-name="P6"/>
      <text:p text:style-name="P5">TESTE: <text:span text:style-name="T2">Fazer login no sistema</text:span></text:p>
      <text:p text:style-name="P5"/>
      <text:p text:style-name="P3">Objetivo: <text:span text:style-name="T2">Fazer login no sistema</text:span></text:p>
      <text:p text:style-name="P3">Resultado esperado: <text:span text:style-name="T2">Fazer login no sistema com sucesso.</text:span></text:p>
      <text:p text:style-name="P3"/>
      <text:list xml:id="list4073465487" text:style-name="L4">
        <text:list-item>
          <text:p text:style-name="P18">Acessar a página para fazer login no sistema.</text:p>
        </text:list-item>
        <text:list-item>
          <text:p text:style-name="P18">Inserir o e-mail “<text:a xlink:type="simple" xlink:href="mailto:joao@joao.joao" text:style-name="Internet_20_link" text:visited-style-name="Visited_20_Internet_20_Link">joao@joao.joao</text:a>” no campo de e-mail.</text:p>
        </text:list-item>
        <text:list-item>
          <text:p text:style-name="P18">Inserir a senha “123456789” no campo de senha.</text:p>
        </text:list-item>
        <text:list-item>
          <text:p text:style-name="P31"><text:span text:style-name="T6">Clicar no botão de e</text:span><text:span text:style-name="T7">ntrar</text:span><text:span text:style-name="T6">.</text:span></text:p>
        </text:list-item>
      </text:list>
      <text:p text:style-name="P6"/>
      <text:p text:style-name="P7">TESTE: Listar imóveis disponíveis</text:p>
      <text:p text:style-name="P7"/>
      <text:p text:style-name="P7">Objetivo: Ver listagem de imóveis <text:span text:style-name="T5">disponíveis.</text:span></text:p>
      <text:p text:style-name="P7">Resultado esperado: Acessar uma listagem contendo todos os imóveis <text:span text:style-name="T5">disponíveis.</text:span></text:p>
      <text:p text:style-name="P7"/>
      <text:list xml:id="list1206207451" text:style-name="L5">
        <text:list-item>
          <text:p text:style-name="P19">Acessar página de listagem de imóveis</text:p>
        </text:list-item>
      </text:list>
      <text:p text:style-name="P7"/>
      <text:p text:style-name="P7"/>
      <text:p text:style-name="P7">TESTE: Apresentar dados de um imóvel</text:p>
      <text:p text:style-name="P7"/>
      <text:p text:style-name="P7"><text:soft-page-break/>Obj<text:span text:style-name="T5">e</text:span>tivo: Ver dados específicos de um imóvel.</text:p>
      <text:p text:style-name="P7">Resultado esperado: Ver dados específicos de um imóvel com sucesso.</text:p>
      <text:p text:style-name="P7"/>
      <text:list xml:id="list441304567" text:style-name="L6">
        <text:list-item>
          <text:p text:style-name="P20">Acessar a página com a lista de imóveis.</text:p>
        </text:list-item>
        <text:list-item>
          <text:p text:style-name="P20">Clicar em um imóvel específico.</text:p>
        </text:list-item>
      </text:list>
      <text:p text:style-name="P8"/>
      <text:p text:style-name="P8">TESTE: Cadastrar um imóvel</text:p>
      <text:p text:style-name="P8"/>
      <text:p text:style-name="P8">Objetivo: Cadastrar um imóvel no sistema</text:p>
      <text:p text:style-name="P8">Resultado esperado: Cadastrar um imóvel novo no sistema <text:span text:style-name="T3">com sucesso</text:span></text:p>
      <text:p text:style-name="P8"/>
      <text:list xml:id="list62252098" text:style-name="L7">
        <text:list-item>
          <text:p text:style-name="P21">Acessar tela de meus imóveis.</text:p>
        </text:list-item>
        <text:list-item>
          <text:p text:style-name="P21">Clicar no botão de cadastrar novo imóvel.</text:p>
        </text:list-item>
        <text:list-item>
          <text:p text:style-name="P21">Selecionar o valor “casa” para o campo de tipo de imóvel.</text:p>
        </text:list-item>
        <text:list-item>
          <text:p text:style-name="P21">Inserir a descrição “Uma casa muito engraçada” no campo de descrição.</text:p>
        </text:list-item>
        <text:list-item>
          <text:p text:style-name="P21">Inserir o endereço “Condominio RK conjunto centauros, quadra N, casa 45” no campo de endereço.</text:p>
        </text:list-item>
        <text:list-item>
          <text:p text:style-name="P21">Inserir <text:span text:style-name="T3">a quantidade máxima de pessoas “6” no campo quantidade máxima de pessoas.</text:span></text:p>
        </text:list-item>
        <text:list-item>
          <text:p text:style-name="P23">Inserir a data inicial do período de disponibilidade “07/05/2021” no campo data inicial do período de disponibilidade.</text:p>
        </text:list-item>
        <text:list-item>
          <text:p text:style-name="P23">Inserir a data final do período de disponibilidade “11/06/2021” no campo data final do período de disponibilidade.</text:p>
        </text:list-item>
        <text:list-item>
          <text:p text:style-name="P23">Inserir o valor de diária mínima “250” no campo de valor de diária mínima.</text:p>
        </text:list-item>
        <text:list-item>
          <text:p text:style-name="P23">Clicar no botão de <text:span text:style-name="T8">criar imóvel</text:span>.</text:p>
        </text:list-item>
      </text:list>
      <text:p text:style-name="P9"/>
      <text:p text:style-name="P9">TESTE: Editar imóvel</text:p>
      <text:p text:style-name="P9"/>
      <text:p text:style-name="P9">Objetivo: Editar um imóvel</text:p>
      <text:p text:style-name="P9">Resultado esperado: Editar um imóvel já cadastrado no sistema com sucesso</text:p>
      <text:p text:style-name="P9"/>
      <text:list xml:id="list3577584905" text:style-name="L8">
        <text:list-item>
          <text:p text:style-name="P24">Acessar a tela de meus imóveis</text:p>
        </text:list-item>
        <text:list-item>
          <text:p text:style-name="P24">Selecionar um imóvel específico</text:p>
        </text:list-item>
        <text:list-item>
          <text:p text:style-name="P24">Clicar no botão de editar imóvel</text:p>
        </text:list-item>
        <text:list-item>
          <text:p text:style-name="P24">Inserir a quantidade máxima de pessoas “8” no campo de quantidade máxima de pessoas.</text:p>
        </text:list-item>
        <text:list-item>
          <text:p text:style-name="P24">Clicar no botão de salvar imóvel</text:p>
        </text:list-item>
      </text:list>
      <text:p text:style-name="P8"><text:s/></text:p>
      <text:p text:style-name="P10">TESTE: Acessar meus imóveis</text:p>
      <text:p text:style-name="P10"/>
      <text:p text:style-name="P10">Objetivo: <text:span text:style-name="T8">Ter acesso à informação</text:span> dos imóveis cadastrados de um proprietário</text:p>
      <text:p text:style-name="P10">Resultado esperado: Acessar uma tela com uma lista de todos os imóveis cadastrados de um proprietário com sucesso.</text:p>
      <text:p text:style-name="P10"/>
      <text:list xml:id="list3516911902" text:style-name="L9">
        <text:list-item>
          <text:p text:style-name="P25">Clicar no botão de meus imóveis na aba de navegação.</text:p>
        </text:list-item>
      </text:list>
      <text:p text:style-name="P10"/>
      <text:p text:style-name="P8"/>
      <text:p text:style-name="P10">TESTE: Descadastrar imóvel</text:p>
      <text:p text:style-name="P10"/>
      <text:p text:style-name="P10">Objetivo: Descadastrar um imóvel</text:p>
      <text:p text:style-name="P10">Resultado esperado: Descadastrar um imóvel existente no sistema com sucesso.</text:p>
      <text:p text:style-name="P8"/>
      <text:list xml:id="list610396440" text:style-name="L10">
        <text:list-item>
          <text:p text:style-name="P26">Acessar a tela de meus imóveis</text:p>
        </text:list-item>
        <text:list-item>
          <text:p text:style-name="P26">Clicar no botão de descadastrar imóvel em um dos imóveis cadastrados na listagem.</text:p>
        </text:list-item>
      </text:list>
      <text:p text:style-name="P8"><text:soft-page-break/></text:p>
      <text:p text:style-name="P8">TESTE: Cadastrar uma proposta</text:p>
      <text:p text:style-name="P8"/>
      <text:p text:style-name="P8">Objetivo: Fazer uma nova proposta</text:p>
      <text:p text:style-name="P8">Resultado esperado: Uma nova proposta seja criada vinculada a um imóvel em específico.</text:p>
      <text:p text:style-name="P8"/>
      <text:list xml:id="list3660615981" text:style-name="L11">
        <text:list-item>
          <text:p text:style-name="P22">Acessar a tela de detalhamento de um imóvel.</text:p>
        </text:list-item>
        <text:list-item>
          <text:p text:style-name="P22">Clicar no botão de <text:span text:style-name="T8">criar proposta</text:span>.</text:p>
        </text:list-item>
        <text:list-item>
          <text:p text:style-name="P27">Inserir data inicial “08/05/2021” no campo de data inicial</text:p>
        </text:list-item>
        <text:list-item>
          <text:p text:style-name="P27">Inserir data final “18/05/2021” no campo de data final</text:p>
        </text:list-item>
        <text:list-item>
          <text:p text:style-name="P27">Inserir o valor de diária “300” no campo de valor de diária</text:p>
        </text:list-item>
        <text:list-item>
          <text:p text:style-name="P27">Inserir o número de <text:span text:style-name="T8">hóspedes</text:span> “4” no campo de número de <text:span text:style-name="T8">hóspedes</text:span></text:p>
        </text:list-item>
        <text:list-item>
          <text:p text:style-name="P27">Clicar no botão de criar proposta</text:p>
        </text:list-item>
      </text:list>
      <text:p text:style-name="P11"/>
      <text:p text:style-name="P11">TESTE: Ver detalhamento de proposta </text:p>
      <text:p text:style-name="P7"/>
      <text:p text:style-name="P11">Objetivo: Ter acesso as informações de uma proposta</text:p>
      <text:p text:style-name="P11">Resultado esperado: Ver os dados específicos de uma proposta criada.</text:p>
      <text:p text:style-name="P11"/>
      <text:list xml:id="list2248559750" text:style-name="L12">
        <text:list-item>
          <text:p text:style-name="P28">Acessar página de propostas</text:p>
        </text:list-item>
        <text:list-item>
          <text:p text:style-name="P28">Clicar em uma proposta específica</text:p>
        </text:list-item>
      </text:list>
      <text:p text:style-name="P11"/>
      <text:p text:style-name="P11">TESTE: Listagem propostas feitas por um locatário</text:p>
      <text:p text:style-name="P11"/>
      <text:p text:style-name="P11">Objetivo: Ver todas as propostas feitas por um locatário</text:p>
      <text:p text:style-name="P11">Resultado esperado: Ver uma lista com todas as propostas feitas por um locatário em específico.</text:p>
      <text:p text:style-name="P11"/>
      <text:list xml:id="list3586189667" text:style-name="L13">
        <text:list-item>
          <text:p text:style-name="P29">Clicar na opção de ver minhas propostas na aba de navegação</text:p>
        </text:list-item>
      </text:list>
      <text:p text:style-name="P11"/>
      <text:p text:style-name="P11">TESTE: <text:span text:style-name="T4">Listagem de propostas de um imóvel</text:span></text:p>
      <text:p text:style-name="P11"/>
      <text:p text:style-name="P12">Objetivo: Ver todas as propostas vinculadas a um imóvel</text:p>
      <text:p text:style-name="P12">Resultado esperado: Ver listagem com todas as propostas vinculadas a um imóvel</text:p>
      <text:p text:style-name="P12"/>
      <text:list xml:id="list3111122794" text:style-name="L14">
        <text:list-item>
          <text:p text:style-name="P30">Clicar na opção de ver meus imóveis na aba de navegação</text:p>
        </text:list-item>
        <text:list-item>
          <text:p text:style-name="P30">Clicar na opção de ver lista de propostas de um imóvel específico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30T18:18:29.455168748</meta:creation-date>
    <dc:date>2021-05-03T15:17:46.263000000</dc:date>
    <meta:editing-duration>PT32M9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93" meta:word-count="781" meta:character-count="4677" meta:non-whitespace-character-count="4033"/>
  </office:meta>
</office:document-meta>
</file>